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8e997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Pas un objet banal.</text:h>
      <text:h text:style-name="Heading_20_2" text:outline-level="2">Un objet qui peut perturber l’équilibre du Triangle.</text:h>
      <text:h text:style-name="Heading_20_2" text:outline-level="2"/>
      <text:h text:style-name="Heading_20_1" text:outline-level="1">L’ARTEFACT — L’ÉCLAT D’IRYTH</text:h>
      <text:p text:style-name="Text_20_body">On l’appelle <text:span text:style-name="Strong_20_Emphasis">L’Éclat d’Iryth</text:span>.</text:p>
      <text:p text:style-name="P1">Ce n’est pas une épée.</text:p>
      <text:p text:style-name="P1">Ce n’est pas une couronne.</text:p>
      <text:p text:style-name="Text_20_body">C’est un fragment cristallin, de la taille d’une paume.</text:p>
      <text:p text:style-name="P1">Sa surface semble lisse… mais lorsqu’on le fixe trop longtemps,</text:p>
      <text:p text:style-name="P1">on croit voir des lignes mouvantes à l’intérieur.</text:p>
      <text:p text:style-name="P1">Comme des veines lumineuses piégées dans la pierre.</text:p>
      <text:p text:style-name="Text_20_body">On dit qu’il est tombé lors d’une nuit de Ciel Fendu en Irthélys.</text:p>
      <text:p text:style-name="P1">Les Veilleurs du Vent l’ont récupéré.</text:p>
      <text:p text:style-name="P1">Puis il a disparu.</text:p>
      <text:p text:style-name="Horizontal_20_Line"/>
      <text:h text:style-name="Heading_20_2" text:outline-level="2">Propriété connue</text:h>
      <text:p text:style-name="Text_20_body">Quand L’Éclat d’Iryth est approché du Triangle Voilé :</text:p>
      <text:p text:style-name="Text_20_body">Le sommet Est — celui d’Eldryndor — réagit immédiatement.</text:p>
      <text:p text:style-name="P1">L’anneau absorbe la lumière de la salle.</text:p>
      <text:p text:style-name="P1">Le cercle central frissonne.</text:p>
      <text:p text:style-name="Text_20_body">Mais l’Éclat ne force pas l’ouverture.</text:p>
      <text:p text:style-name="Text_20_body">Il amplifie.</text:p>
      <text:p text:style-name="Text_20_body">Il agit comme une résonance.</text:p>
      <text:p text:style-name="Horizontal_20_Line"/>
      <text:h text:style-name="Heading_20_2" text:outline-level="2"/>
      <text:h text:style-name="P2" text:outline-level="2">Effet dans le monde</text:h>
      <text:p text:style-name="Text_20_body">En Irthélys, lorsqu’il est activé :</text:p>
      <text:list text:style-name="L1">
        <text:list-item>
          <text:p text:style-name="P3">Les fissures célestes deviennent plus stables.</text:p>
        </text:list-item>
        <text:list-item>
          <text:p text:style-name="P3">Les seuils restent ouverts plus longtemps.</text:p>
        </text:list-item>
        <text:list-item>
          <text:p text:style-name="P3">Le temps semble ralentir dans un périmètre restreint.</text:p>
        </text:list-item>
      </text:list>
      <text:p text:style-name="Text_20_body">Mais un phénomène inquiétant se produit :</text:p>
      <text:p text:style-name="Text_20_body">Les ombres projetées par les êtres vivants se déplacent avec un léger retard.</text:p>
      <text:p text:style-name="Text_20_body">Comme si quelque chose d’autre marchait derrière eux.</text:p>
      <text:p text:style-name="Horizontal_20_Line"/>
      <text:h text:style-name="Heading_20_2" text:outline-level="2">Rumeur interdite</text:h>
      <text:p text:style-name="P1">Certains membres de l’Ordre Sacré pensent que</text:p>
      <text:p text:style-name="P1">L’Éclat d’Iryth n’est pas un fragment tombé d’un autre monde.</text:p>
      <text:p text:style-name="Text_20_body">Ils pensent qu’il provient du cercle central lui-même.</text:p>
      <text:p text:style-name="Text_20_body">Un éclat du Passage.</text:p>
      <text:p text:style-name="Text_20_body">Et s’il existe un éclat…</text:p>
      <text:p text:style-name="Text_20_body">Il pourrait en exister d’autr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 fo:text-align="center" style:justify-single-word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6T22:20:08.763058600</meta:creation-date>
    <dc:date>2026-02-26T22:20:58.663798000</dc:date>
    <meta:editing-duration>PT50S</meta:editing-duration>
    <meta:editing-cycles>2</meta:editing-cycles>
    <meta:generator>LibreOffice/26.2.0.3$Windows_X86_64 LibreOffice_project/620$Build-3</meta:generator>
    <meta:document-statistic meta:table-count="0" meta:image-count="0" meta:object-count="0" meta:page-count="2" meta:paragraph-count="36" meta:word-count="231" meta:character-count="1408" meta:non-whitespace-character-count="1213"/>
  </office:meta>
</office:document-meta>
</file>